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18-2014</text:span></text:span></text:p>
      <text:p text:style-name="P14">ACTA DE INICIO DE PROCEDIMIENTO</text:p>
      <text:p text:style-name="P15"/>
      <text:p text:style-name="P16"><text:span text:style-name="T17">Siendo las (hora),del día veintinueve (29) de Abril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19-2014</text:span><text:span text:style-name="T18"> </text:span><text:span text:style-name="T17">para la adquisición de </text:span><text:span text:style-name="T19">- 1 ÁNGULOS 1.1/2 X 3/4 NATURAL
<text:line-break/>- 3 BISAGRA SOBREPUESTA 120 BLANCA P
<text:line-break/>- 1 CERRADURA DE EMBUTIR DE 35 mm
<text:line-break/>- 5 FIJA VIDRIO PUERTA- PUERTA BATIENTE BLANCO
<text:line-break/>- 1 LATERAL DE 25-70
<text:line-break/>- 1 MANILLA FIJA- MOVIL BLANCO P.
<text:line-break/>- 10 PISA VIDRIO BLANCO
<text:line-break/>- 3 REMACHES 5/32 # 56
<text:line-break/>- 5 REVESTIMIENTO FINO BLANCO P.
<text:line-break/>- 1 TORNILLO CABEZA PAN 10 X 5/8
<text:line-break/>- 1 TUBO CUADRADO 3X3 BLANCO P.
<text:line-break/>- 1 TUBO DE 2 ALAS BLANCO P.
<text:line-break/>- 4 TUBOS DE 1 ALA BLANCO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ÁNGULOS 1.1/2 X 3/4 NATURAL
<text:line-break/>- 3 BISAGRA SOBREPUESTA 120 BLANCA P
<text:line-break/>- 1 CERRADURA DE EMBUTIR DE 35 mm
<text:line-break/>- 5 FIJA VIDRIO PUERTA- PUERTA BATIENTE BLANCO
<text:line-break/>- 1 LATERAL DE 25-70
<text:line-break/>- 1 MANILLA FIJA- MOVIL BLANCO P.
<text:line-break/>- 10 PISA VIDRIO BLANCO
<text:line-break/>- 3 REMACHES 5/32 # 56
<text:line-break/>- 5 REVESTIMIENTO FINO BLANCO P.
<text:line-break/>- 1 TORNILLO CABEZA PAN 10 X 5/8
<text:line-break/>- 1 TUBO CUADRADO 3X3 BLANCO P.
<text:line-break/>- 1 TUBO DE 2 ALAS BLANCO P.
<text:line-break/>- 4 TUBOS DE 1 ALA BLANCO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ÁNGULOS 1.1/2 X 3/4 NATURAL
<text:line-break/>- 3 BISAGRA SOBREPUESTA 120 BLANCA P
<text:line-break/>- 1 CERRADURA DE EMBUTIR DE 35 mm
<text:line-break/>- 5 FIJA VIDRIO PUERTA- PUERTA BATIENTE BLANCO
<text:line-break/>- 1 LATERAL DE 25-70
<text:line-break/>- 1 MANILLA FIJA- MOVIL BLANCO P.
<text:line-break/>- 10 PISA VIDRIO BLANCO
<text:line-break/>- 3 REMACHES 5/32 # 56
<text:line-break/>- 5 REVESTIMIENTO FINO BLANCO P.
<text:line-break/>- 1 TORNILLO CABEZA PAN 10 X 5/8
<text:line-break/>- 1 TUBO CUADRADO 3X3 BLANCO P.
<text:line-break/>- 1 TUBO DE 2 ALAS BLANCO P.
<text:line-break/>- 4 TUBOS DE 1 ALA BLANCO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